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text-properties officeooo:rsid="000ab5a6" officeooo:paragraph-rsid="000ab5a6"/>
    </style:style>
    <style:style style:name="P2" style:family="paragraph" style:parent-style-name="Standard">
      <style:paragraph-properties style:writing-mode="lr-tb"/>
      <style:text-properties style:font-name="Liberation Serif" fo:font-size="12pt" officeooo:rsid="000ab5a6" officeooo:paragraph-rsid="000ab5a6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iberation Serif" fo:font-size="12pt" officeooo:rsid="000ab5a6" officeooo:paragraph-rsid="000b27f4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Liberation Serif" fo:font-size="12pt" officeooo:rsid="000b27f4" officeooo:paragraph-rsid="000b27f4" style:font-size-asian="12pt" style:font-size-complex="12pt"/>
    </style:style>
    <style:style style:name="P5" style:family="paragraph" style:parent-style-name="Standard">
      <style:paragraph-properties style:writing-mode="lr-tb"/>
      <style:text-properties officeooo:paragraph-rsid="000ab5a6"/>
    </style:style>
    <style:style style:name="P6" style:family="paragraph" style:parent-style-name="Standard">
      <style:paragraph-properties style:writing-mode="lr-tb"/>
      <style:text-properties officeooo:paragraph-rsid="000b27f4"/>
    </style:style>
    <style:style style:name="P7" style:family="paragraph" style:parent-style-name="Standard">
      <style:paragraph-properties style:writing-mode="lr-tb"/>
      <style:text-properties officeooo:paragraph-rsid="000bc431"/>
    </style:style>
    <style:style style:name="T1" style:family="text">
      <style:text-properties style:font-name="sans-serif" fo:font-size="15.75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ab5a6" style:font-size-asian="12pt" style:font-size-complex="12pt"/>
    </style:style>
    <style:style style:name="T5" style:family="text">
      <style:text-properties style:font-name="Liberation Serif" fo:font-size="12pt" officeooo:rsid="000b27f4" style:font-size-asian="12pt" style:font-size-complex="12pt"/>
    </style:style>
    <style:style style:name="T6" style:family="text">
      <style:text-properties style:font-name="Liberation Serif" fo:font-size="12pt" officeooo:rsid="000bc431" style:font-size-asian="12pt" style:font-size-complex="12pt"/>
    </style:style>
    <style:style style:name="T7" style:family="text">
      <style:text-properties style:font-name="Liberation Serif" fo:font-size="15.75pt"/>
    </style:style>
    <style:style style:name="T8" style:family="text">
      <style:text-properties officeooo:rsid="000b27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</text:p>
      <text:p text:style-name="P1"/>
      <text:p text:style-name="P2">1. Ping from the lab machine to the Raspberry Pi, 10 times, interval 0.2 seconds. Report the results.</text:p>
      <text:p text:style-name="P2"/>
      <text:p text:style-name="P2">10 packets transmitted, 10 received, 0% packet loss, time 1834ms</text:p>
      <text:p text:style-name="P2">rtt min/avg/max/mdev = 0.044/0.051/0.083/0.010 ms</text:p>
      <text:p text:style-name="P2"/>
      <text:p text:style-name="P5"><text:span text:style-name="T4">2. </text:span><text:span text:style-name="T3">Ping from the Raspberry Pi to the lab machine, 10 times, interval 0.2 seconds. Report the results.</text:span></text:p>
      <text:p text:style-name="P5"><text:span text:style-name="T3"/></text:p>
      <text:p text:style-name="P3">10 packets transmitted, 10 received, 0% packet loss, time 18<text:span text:style-name="T8">08</text:span>ms</text:p>
      <text:p text:style-name="P3">rtt min/avg/max/mdev = 0.0<text:span text:style-name="T8">26</text:span>/0.0<text:span text:style-name="T8">48</text:span>/0.0<text:span text:style-name="T8">76</text:span>/0.0<text:span text:style-name="T8">18</text:span> ms</text:p>
      <text:p text:style-name="P3"/>
      <text:p text:style-name="P6"><text:span text:style-name="T5">3. </text:span><text:span text:style-name="T3">Ping from the Raspberry Pi to the lab machine, 100 times, interval 0.001 seconds (use sudo).<text:line-break/>Report the results, and discuss the differences between minimum, mean and maximum results.</text:span></text:p>
      <text:p text:style-name="P3"/>
      <text:p text:style-name="P3">10<text:span text:style-name="T8">0</text:span> packets transmitted, 10<text:span text:style-name="T8">0</text:span> received, 0% packet loss, time <text:span text:style-name="T8">99</text:span>ms</text:p>
      <text:p text:style-name="P3">rtt min/avg/max/mdev = 0.0<text:span text:style-name="T8">17</text:span>/0.0<text:span text:style-name="T8">18</text:span>/0.0<text:span text:style-name="T8">72</text:span>/0.0<text:span text:style-name="T8">05</text:span> ms</text:p>
      <text:p text:style-name="P4">Minimum and mean times are very close together with the max being much larger. This suggests there are a lot more near the minimum value rather than the maximum. </text:p>
      <text:p text:style-name="P4"/>
      <text:p text:style-name="P6"><text:span text:style-name="T5">4.</text:span><text:span text:style-name="T3">Ping from the Raspberry Pi to the lab machine, 10000 times using flooding (use sudo).<text:line-break/>Report the results.</text:span></text:p>
      <text:p text:style-name="P6"><text:span text:style-name="T3"/></text:p>
      <text:p text:style-name="P3">10<text:span text:style-name="T8">000</text:span> packets transmitted, 10<text:span text:style-name="T8">000</text:span> received, 0% packet loss, time <text:span text:style-name="T8">660</text:span>ms</text:p>
      <text:p text:style-name="P3">rtt min/avg/max/mdev = 0.0<text:span text:style-name="T8">16</text:span>/0.0<text:span text:style-name="T8">17</text:span>/0.<text:span text:style-name="T8">470</text:span>/0.0<text:span text:style-name="T8">10</text:span> ms, <text:span text:style-name="T8">ipg/ewma 0.065/0.017 ms</text:span></text:p>
      <text:p text:style-name="P3"/>
      <text:p text:style-name="P7"><text:span text:style-name="T6">5. </text:span><text:span text:style-name="T3">Ping from the Raspberry Pi to the lab machine. Run measurements with 3 different intervals (0.01, 0.001, 0.0001) and at least 1000 measurements, and draw a cdf of your measurements results (one graph per interval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5:06:52.517917364</meta:creation-date>
    <meta:generator>LibreOffice/7.3.7.2$Linux_X86_64 LibreOffice_project/30$Build-2</meta:generator>
    <dc:date>2025-06-09T16:57:14.406321356</dc:date>
    <meta:editing-duration>PT57M19S</meta:editing-duration>
    <meta:editing-cycles>1</meta:editing-cycles>
    <meta:document-statistic meta:table-count="0" meta:image-count="0" meta:object-count="0" meta:page-count="1" meta:paragraph-count="15" meta:word-count="213" meta:character-count="1360" meta:non-whitespace-character-count="1161"/>
  </office:meta>
</office:document-meta>
</file>